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5be" officeooo:paragraph-rsid="001ea5be"/>
    </style:style>
    <style:style style:name="P2" style:family="paragraph" style:parent-style-name="Standard">
      <style:text-properties fo:color="#111111" fo:language="es" fo:country="CR" fo:font-style="normal" style:text-underline-style="none" fo:font-weight="normal" officeooo:rsid="001ea5be" officeooo:paragraph-rsid="001ea5be" style:font-size-asian="10.5pt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111111" fo:language="es" fo:country="CR" fo:font-style="normal" style:text-underline-style="none" fo:font-weight="normal" officeooo:rsid="001fb4cf" officeooo:paragraph-rsid="001fb4cf" style:font-size-asian="10.5pt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color="#111111" fo:language="es" fo:country="CR" fo:font-style="normal" style:text-underline-style="none" fo:font-weight="normal" officeooo:rsid="001fb4cf" officeooo:paragraph-rsid="001fb4cf" style:font-size-asian="10.5pt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1ea5be" officeooo:paragraph-rsid="001ea5be"/>
    </style:style>
    <style:style style:name="P6" style:family="paragraph" style:parent-style-name="Text_20_body">
      <style:text-properties officeooo:paragraph-rsid="001ea5be"/>
    </style:style>
    <style:style style:name="T1" style:family="text">
      <style:text-properties fo:language="es" fo:country="C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111111" fo:language="es" fo:country="C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color="#111111" fo:language="es" fo:country="CR" fo:font-style="normal" style:text-underline-style="none" fo:font-weight="normal" officeooo:rsid="001ea5be" style:font-size-asian="10.5pt" style:font-style-asian="normal" style:font-weight-asian="normal" style:font-style-complex="normal" style:font-weight-complex="normal"/>
    </style:style>
    <style:style style:name="T6" style:family="text">
      <style:text-properties fo:color="#111111" fo:language="es" fo:country="CR" fo:font-style="normal" style:text-underline-style="none" style:font-size-asian="10.5pt" style:font-style-asian="normal" style:font-style-complex="normal"/>
    </style:style>
    <style:style style:name="T7" style:family="text">
      <style:text-properties fo:color="#111111" fo:language="es" fo:country="CR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8" style:family="text">
      <style:text-properties fo:color="#111111" fo:language="es" fo:country="CR" fo:font-style="normal" fo:font-weight="normal" style:font-size-asian="10.5pt" style:font-style-asian="normal" style:font-weight-asian="normal" style:font-style-complex="normal" style:font-weight-complex="normal"/>
    </style:style>
    <style:style style:name="T9" style:family="text">
      <style:text-properties fo:color="#111111" fo:language="es" fo:country="CR" fo:font-style="normal" style:text-underline-style="solid" style:text-underline-width="auto" style:text-underline-color="font-color" fo:font-weight="normal" style:font-size-asian="10.5pt" style:font-style-asian="normal" style:font-weight-asian="normal" style:font-style-complex="normal" style:font-weight-complex="normal"/>
    </style:style>
    <style:style style:name="T10" style:family="text">
      <style:text-properties fo:color="#111111" fo:language="es" fo:country="CR" style:text-underline-style="none" fo:font-weight="normal" style:font-size-asian="10.5pt" style:font-weight-asian="normal" style:font-weight-complex="normal"/>
    </style:style>
    <style:style style:name="T11" style:family="text">
      <style:text-properties fo:color="#111111" fo:language="es" fo:country="CR" fo:font-style="italic" style:text-underline-style="none" fo:font-weight="normal" style:font-size-asian="10.5pt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Para que sirve:</text:span></text:p>
      <text:p text:style-name="P2"/>
      <text:p text:style-name="P2">Para la ingeniería, los algoritmos genéticos y la programación evolutiva en general presentan oportunidades de plantearse problemas que no permiten una solución eficiente a través de la aplicación de técnicas convencionales.</text:p>
      <text:p text:style-name="P2"/>
      <text:p text:style-name="P2"/>
      <text:p text:style-name="P3">Pros/Contras </text:p>
      <text:p text:style-name="P3"/>
      <text:list xml:id="list993501196" text:style-name="L1">
        <text:list-item>
          <text:p text:style-name="P4">Para problemas de alta complejidad la función de evaluación puede tornarse demasiado costosa en términos de tiempo y recursos</text:p>
          <text:p text:style-name="P4"><text:s/></text:p>
        </text:list-item>
        <text:list-item>
          <text:p text:style-name="P4">Puede haber casos en los cuales dependiendo los parámetros que se utilicen para la evaluación el algoritmo podría no llegar a converger en una solución óptima o bien terminar en una convergencia prematura con resultados no satisfactorios</text:p>
          <text:p text:style-name="P4"/>
        </text:list-item>
        <text:list-item>
          <text:p text:style-name="P4">Se dice que no poseen una buena escalabilidad con la complejidad, por ejemplo para sistemas que están compuestos por muchas variables, componentes o elementos su respectivo espacio de búsqueda crece de manera exponencial debido entre otras cosas a las relaciones que puedan surgir</text:p>
        </text:list-item>
        <text:list-item>
          <text:p text:style-name="P4">No es recomendable utilizarlos para problemas que buscan respuesta a problemas que convergen en soluciones simples como Correcto/Incorrecto ya que el algoritmo difícilmente convergerá y el resultado será tan válido como escogerlo al az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9:12:10.590832307</meta:creation-date>
    <dc:date>2019-09-18T20:12:18.213106432</dc:date>
    <meta:editing-duration>PT9M37S</meta:editing-duration>
    <meta:editing-cycles>1</meta:editing-cycles>
    <meta:document-statistic meta:table-count="0" meta:image-count="0" meta:object-count="0" meta:page-count="1" meta:paragraph-count="9" meta:word-count="174" meta:character-count="1139" meta:non-whitespace-character-count="976"/>
    <meta:generator>LibreOffice/6.0.7.3$Linux_X86_64 LibreOffice_project/00m0$Build-3</meta:generator>
  </office:meta>
</office:document-meta>
</file>